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 <text:span text:style-name="T3">%=CONTENU2_2=%</text:span>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041cm" fo:margin-left="1.799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11-04T13:09:12.59</dc:date>
    <meta:print-date>2011-02-22T10:58:36</meta:print-date>
    <meta:editing-cycles>148</meta:editing-cycles>
    <meta:editing-duration>P1DT10H9M11S</meta:editing-duration>
    <meta:document-statistic meta:table-count="0" meta:image-count="0" meta:object-count="0" meta:page-count="1" meta:paragraph-count="10" meta:word-count="20" meta:character-count="238"/>
    <dc:creator>Sébastien Chèvre</dc:creator>
    <meta:user-defined meta:name="Info 1"/>
    <meta:user-defined meta:name="Info 2"/>
    <meta:user-defined meta:name="Info 3"/>
    <meta:user-defined meta:name="Info 4"/>
  </office:meta>
</office:document-meta>
</file>